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46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1.778cm"/>
    </style:style>
    <style:style style:name="co4" style:family="table-column">
      <style:table-column-properties fo:break-before="auto" style:column-width="1.969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2.187cm"/>
    </style:style>
    <style:style style:name="co8" style:family="table-column">
      <style:table-column-properties fo:break-before="auto" style:column-width="2.895cm"/>
    </style:style>
    <style:style style:name="co9" style:family="table-column">
      <style:table-column-properties fo:break-before="auto" style:column-width="2.35cm"/>
    </style:style>
    <style:style style:name="co10" style:family="table-column">
      <style:table-column-properties fo:break-before="auto" style:column-width="2.785cm"/>
    </style:style>
    <style:style style:name="co11" style:family="table-column">
      <style:table-column-properties fo:break-before="auto" style:column-width="2.676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svg:stroke-color="#000000" draw:fill="none" draw:fill-color="#ffffff" fo:min-height="1.03cm"/>
      <style:text-properties fo:font-size="20pt" style:font-size-asian="20pt" style:font-size-complex="20pt"/>
    </style:style>
    <style:style style:name="gr3" style:family="graphic">
      <style:graphic-properties draw:stroke="none" svg:stroke-color="#000000" draw:fill="none" draw:fill-color="#ffffff" fo:min-height="1.565cm"/>
      <style:text-properties fo:font-size="20pt" style:font-size-asian="20pt" style:font-size-complex="20pt"/>
    </style:style>
    <style:style style:name="gr4" style:family="graphic">
      <style:graphic-properties draw:stroke="none" svg:stroke-color="#000000" draw:fill="none" draw:fill-color="#ffffff" fo:min-height="0.8cm"/>
      <style:text-properties fo:font-size="20pt" style:font-size-asian="20pt" style:font-size-complex="20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7.636cm" svg:height="11.666cm" svg:x="7.139cm" svg:y="9.321cm">
            <draw:object draw:notify-on-update-of-ranges="Hoja1.B1:Hoja1.Y1 Hoja1.A2:Hoja1.A2 Hoja1.B2:Hoja1.Y2 Hoja1.A3:Hoja1.A3 Hoja1.B3:Hoja1.Y3 Hoja1.A4:Hoja1.A4 Hoja1.B4:Hoja1.Y4 Hoja1.A5:Hoja1.A5 Hoja1.B5:Hoja1.Y5 Hoja1.A6:Hoja1.A6 Hoja1.B6:Hoja1.Y6 Hoja1.A7:Hoja1.A7 Hoja1.B7:Hoja1.Y7 Hoja1.A8:Hoja1.A8 Hoja1.B8:Hoja1.Y8 Hoja1.A9:Hoja1.A9 Hoja1.B9:Hoja1.Y9 Hoja1.A10:Hoja1.A10 Hoja1.B10:Hoja1.Y10 Hoja1.A11:Hoja1.A11 Hoja1.B11:Hoja1.Y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7.133cm" svg:y="20.946cm">
            <draw:object draw:notify-on-update-of-ranges="Hoja1.A14:Hoja1.A23 Hoja1.B13:Hoja1.B13 Hoja1.B14:Hoja1.B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Marco de texto 1" draw:style-name="gr2" draw:text-style-name="P2" svg:width="2.379cm" svg:height="1.03cm" draw:transform="rotate (1.5695745963185) translate (10.335cm 17.407cm)">
            <draw:text-box>
              <text:p><text:span text:style-name="T1">Omega</text:span></text:p>
            </draw:text-box>
          </draw:frame>
          <draw:frame draw:z-index="3" draw:name="Marco de texto 2" draw:style-name="gr2" draw:text-style-name="P2" svg:width="2.379cm" svg:height="1.03cm" draw:transform="rotate (1.5695745963185) translate (19.392cm 16.335cm)">
            <draw:text-box>
              <text:p><text:span text:style-name="T1">Omega</text:span></text:p>
            </draw:text-box>
          </draw:frame>
          <draw:frame draw:z-index="4" draw:name="Marco de texto 3" draw:style-name="gr2" draw:text-style-name="P2" svg:width="2.379cm" svg:height="1.03cm" draw:transform="rotate (1.5695745963185) translate (13.33cm 17.483cm)">
            <draw:text-box>
              <text:p><text:span text:style-name="T1">Pets</text:span></text:p>
            </draw:text-box>
          </draw:frame>
          <draw:frame draw:z-index="5" draw:name="Marco de texto 4" draw:style-name="gr2" draw:text-style-name="P2" svg:width="2.379cm" svg:height="1.03cm" draw:transform="rotate (1.5695745963185) translate (15.047cm 17.505cm)">
            <draw:text-box>
              <text:p><text:span text:style-name="T1">Pets</text:span></text:p>
            </draw:text-box>
          </draw:frame>
          <draw:frame draw:z-index="6" draw:name="Marco de texto 5" draw:style-name="gr3" draw:text-style-name="P2" svg:width="3.869cm" svg:height="1.565cm" draw:transform="rotate (1.5695745963185) translate (21.47cm 17.472cm)">
            <draw:text-box>
              <text:p><text:span text:style-name="T1">SocialXpress</text:span></text:p>
            </draw:text-box>
          </draw:frame>
          <draw:frame draw:z-index="7" draw:name="Marco de texto 6" draw:style-name="gr4" draw:text-style-name="P2" svg:width="3.869cm" svg:height="0.8cm" draw:transform="rotate (1.5695745963185) translate (20.804cm 17.502cm)">
            <draw:text-box>
              <text:p><text:span text:style-name="T1">SocialXpress</text:span></text:p>
            </draw:text-box>
          </draw:frame>
          <draw:frame draw:z-index="8" draw:name="Marco de texto 7" draw:style-name="gr2" draw:text-style-name="P2" svg:width="2.379cm" svg:height="1.03cm" draw:transform="rotate (1.5695745963185) translate (15.8cm 17.516cm)">
            <draw:text-box>
              <text:p><text:span text:style-name="T1">Phi</text:span></text:p>
            </draw:text-box>
          </draw:frame>
          <draw:frame draw:z-index="9" draw:name="Marco de texto 8" draw:style-name="gr2" draw:text-style-name="P2" svg:width="2.379cm" svg:height="1.03cm" draw:transform="rotate (1.5695745963185) translate (16.56cm 17.493cm)">
            <draw:text-box>
              <text:p><text:span text:style-name="T1">Libra</text:span></text:p>
            </draw:text-box>
          </draw:frame>
          <draw:frame draw:z-index="10" draw:name="Marco de texto 9" draw:style-name="gr2" draw:text-style-name="P2" svg:width="2.379cm" svg:height="1.03cm" draw:transform="rotate (1.5695745963185) translate (26.25cm 17.511cm)">
            <draw:text-box>
              <text:p><text:span text:style-name="T1">Omega</text:span></text:p>
            </draw:text-box>
          </draw:frame>
          <draw:frame draw:z-index="11" draw:name="Marco de texto 10" draw:style-name="gr2" draw:text-style-name="P2" svg:width="2.379cm" svg:height="1.03cm" draw:transform="rotate (1.5695745963185) translate (27.176cm 17.408cm)">
            <draw:text-box>
              <text:p><text:span text:style-name="T1">TryFlex</text:span></text:p>
            </draw:text-box>
          </draw:frame>
          <draw:frame draw:z-index="12" draw:name="Marco de texto 11" draw:style-name="gr2" draw:text-style-name="P2" svg:width="2.379cm" svg:height="1.03cm" draw:transform="rotate (1.5695745963185) translate (18.942cm 17.391cm)">
            <draw:text-box>
              <text:p><text:span text:style-name="T1">TryFlex</text:span></text:p>
            </draw:text-box>
          </draw:frame>
          <draw:frame draw:z-index="13" draw:name="Marco de texto 12" draw:style-name="gr2" draw:text-style-name="P2" svg:width="2.379cm" svg:height="1.03cm" draw:transform="rotate (1.5695745963185) translate (23.02cm 17.372cm)">
            <draw:text-box>
              <text:p><text:span text:style-name="T1">TryFlex</text:span></text:p>
            </draw:text-box>
          </draw:frame>
          <draw:frame draw:z-index="14" draw:name="Marco de texto 13" draw:style-name="gr3" draw:text-style-name="P2" svg:width="3.869cm" svg:height="1.565cm" draw:transform="rotate (1.5695745963185) translate (23.811cm 17.439cm)">
            <draw:text-box>
              <text:p><text:span text:style-name="T1">SocialXpress</text:span></text:p>
            </draw:text-box>
          </draw:frame>
          <draw:frame draw:z-index="15" draw:name="Marco de texto 14" draw:style-name="gr2" draw:text-style-name="P2" svg:width="2.379cm" svg:height="1.03cm" draw:transform="rotate (1.5695745963185) translate (27.962cm 17.433cm)">
            <draw:text-box>
              <text:p><text:span text:style-name="T1">Pets</text:span></text:p>
            </draw:text-box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2" table:number-columns-repeated="4" table:default-cell-style-name="Default"/>
        <table:table-row table:style-name="ro1">
          <table:table-cell/>
          <table:table-cell office:value-type="string" calcext:value-type="string">
            <text:p>1/15 Marzo</text:p>
          </table:table-cell>
          <table:table-cell office:value-type="string" calcext:value-type="string">
            <text:p>2/15 Marzo</text:p>
          </table:table-cell>
          <table:table-cell office:value-type="string" calcext:value-type="string">
            <text:p>1/15 Abril</text:p>
          </table:table-cell>
          <table:table-cell office:value-type="string" calcext:value-type="string">
            <text:p>2/15 Abril</text:p>
          </table:table-cell>
          <table:table-cell office:value-type="string" calcext:value-type="string">
            <text:p>1/15 Mayo</text:p>
          </table:table-cell>
          <table:table-cell office:value-type="string" calcext:value-type="string">
            <text:p>2/15 Mayo</text:p>
          </table:table-cell>
          <table:table-cell office:value-type="string" calcext:value-type="string">
            <text:p>1/15 Junio</text:p>
          </table:table-cell>
          <table:table-cell office:value-type="string" calcext:value-type="string">
            <text:p>2/15 Junio</text:p>
          </table:table-cell>
          <table:table-cell office:value-type="string" calcext:value-type="string">
            <text:p>1/15 Julio</text:p>
          </table:table-cell>
          <table:table-cell office:value-type="string" calcext:value-type="string">
            <text:p>2/15 Julio</text:p>
          </table:table-cell>
          <table:table-cell office:value-type="string" calcext:value-type="string">
            <text:p>1/15 Agosto</text:p>
          </table:table-cell>
          <table:table-cell office:value-type="string" calcext:value-type="string">
            <text:p>2/15 Agosto</text:p>
          </table:table-cell>
          <table:table-cell office:value-type="string" calcext:value-type="string">
            <text:p>1/15 Septiembre</text:p>
          </table:table-cell>
          <table:table-cell office:value-type="string" calcext:value-type="string">
            <text:p>2/15 Septiembre</text:p>
          </table:table-cell>
          <table:table-cell office:value-type="string" calcext:value-type="string">
            <text:p>1/15 Octubre</text:p>
          </table:table-cell>
          <table:table-cell office:value-type="string" calcext:value-type="string">
            <text:p>2/15 Octubre</text:p>
          </table:table-cell>
          <table:table-cell office:value-type="string" calcext:value-type="string">
            <text:p>1/15 Noviembre</text:p>
          </table:table-cell>
          <table:table-cell office:value-type="string" calcext:value-type="string">
            <text:p>2/15 Noviembre</text:p>
          </table:table-cell>
          <table:table-cell office:value-type="string" calcext:value-type="string">
            <text:p>1/15 Diciembre</text:p>
          </table:table-cell>
          <table:table-cell office:value-type="string" calcext:value-type="string">
            <text:p>2/15 Diciembre</text:p>
          </table:table-cell>
          <table:table-cell office:value-type="string" calcext:value-type="string">
            <text:p>1/15 Enero</text:p>
          </table:table-cell>
          <table:table-cell office:value-type="string" calcext:value-type="string">
            <text:p>2/15 Enero</text:p>
          </table:table-cell>
          <table:table-cell office:value-type="string" calcext:value-type="string">
            <text:p>1/15 Febrero</text:p>
          </table:table-cell>
          <table:table-cell office:value-type="string" calcext:value-type="string">
            <text:p>2/15 Febrero</text:p>
          </table:table-cell>
        </table:table-row>
        <table:table-row table:style-name="ro2">
          <table:table-cell office:value-type="string" calcext:value-type="string">
            <text:p>9</text:p>
            <text:p>(5 días cargados)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8</text:p>
            <text:p>(4 días cargados)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"/>
          <table:table-cell table:number-columns-repeated="3" office:value-type="float" office:value="8" calcext:value-type="float">
            <text:p>8</text:p>
          </table:table-cell>
          <table:table-cell table:number-columns-repeated="3"/>
          <table:table-cell table:number-columns-repeated="3"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</text:p>
            <text:p>(3 días cargados)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6</text:p>
            <text:p>(3 días cargados)</text:p>
          </table:table-cell>
          <table:table-cell table:number-columns-repeated="6"/>
          <table:table-cell table:number-columns-repeated="2" office:value-type="float" office:value="6" calcext:value-type="float">
            <text:p>6</text:p>
          </table:table-cell>
          <table:table-cell table:number-columns-repeated="5"/>
          <table:table-cell table:number-columns-repeated="2"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5</text:p>
            <text:p>(3 días moderados)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5"/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</text:p>
            <text:p>(3 días de media complejidad)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3</text:p>
            <text:p>(3 días fáciles)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2</text:p>
            <text:p>(2 días moderados)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1</text:p>
            <text:p>(Un día moderado)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0</text:p>
            <text:p>(Cese de actividades)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niveles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0</text:p>
            <text:p>(Cese de actividades)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1</text:p>
            <text:p>(Un día moderado)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2</text:p>
            <text:p>(2 días moderados)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3</text:p>
            <text:p>(3 días fáciles)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4</text:p>
            <text:p>(3 días de media complejidad)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5</text:p>
            <text:p>(3 días moderados)</text:p>
          </table:table-cell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6</text:p>
            <text:p>(3 días cargados)</text:p>
          </table:table-cell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7</text:p>
            <text:p>(3 días cargados)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8</text:p>
            <text:p>(4 días cargados)</text:p>
          </table:table-cell>
          <table:table-cell office:value-type="float" office:value="10" calcext:value-type="float">
            <text:p>10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9</text:p>
            <text:p>(5 días cargados)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0">00/00/0000</text:date>, <text:time style:data-style-name="N2" text:time-value="09:31:28.77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23T12:34:32.110000000</meta:creation-date>
    <dc:date>2024-02-20T10:02:38.756000000</dc:date>
    <meta:editing-duration>PT2H59M52S</meta:editing-duration>
    <meta:editing-cycles>15</meta:editing-cycles>
    <meta:generator>LibreOffice/7.3.3.2$Windows_X86_64 LibreOffice_project/d1d0ea68f081ee2800a922cac8f79445e4603348</meta:generator>
    <meta:document-statistic meta:table-count="1" meta:cell-count="79" meta:object-count="16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6ff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ddd81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bedd1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20dd11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7be073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adfa6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7.637cm" svg:height="11.667cm" xlink:href=".." xlink:type="simple" chart:class="chart:area" chart:style-name="ch1">
        <chart:title svg:x="9.806cm" svg:y="0.369cm" chart:style-name="ch2">
          <text:p>Esquema Anual 2024 (No experimental)</text:p>
        </chart:title>
        <chart:subtitle svg:x="7.517cm" svg:y="1.381cm" chart:style-name="ch3">
          <text:p>Un esquema sencillo de como va a ser la intensidad horaria de este año.</text:p>
        </chart:subtitle>
        <chart:legend chart:legend-position="end" svg:x="21.726cm" svg:y="2.303cm" style:legend-expansion="custom" svg:width="5.91cm" svg:height="8.055cm" style:legend-expansion-aspect-ratio="0.733705772811918" chart:style-name="ch4"/>
        <chart:plot-area chart:style-name="ch5" table:cell-range-address="Hoja1.A1:Hoja1.Y11" chart:data-source-has-labels="both" svg:x="1.563cm" svg:y="2.297cm" svg:width="20.163cm" svg:height="8.156cm">
          <chart:coordinate-region svg:x="2.921cm" svg:y="2.496cm" svg:width="18.665cm" svg:height="5.649cm"/>
          <chart:axis chart:dimension="x" chart:name="primary-x" chart:style-name="ch6" chartooo:axis-type="auto">
            <chartooo:date-scale/>
            <chart:title svg:x="10.806cm" svg:y="10.686cm" chart:style-name="ch7">
              <text:p>Quincenas</text:p>
            </chart:title>
            <chart:categories table:cell-range-address="Hoja1.B1:Hoja1.Y1"/>
            <chart:grid chart:style-name="ch8" chart:class="major"/>
          </chart:axis>
          <chart:axis chart:dimension="y" chart:name="primary-y" chart:style-name="ch6">
            <chart:title svg:x="0.451cm" svg:y="6.975cm" chart:style-name="ch9">
              <text:p>Niveles</text:p>
            </chart:title>
            <chart:grid chart:style-name="ch8" chart:class="major"/>
          </chart:axis>
          <chart:series chart:style-name="ch10" chart:values-cell-range-address="Hoja1.B2:Hoja1.Y2" chart:label-cell-address="Hoja1.A2:Hoja1.A2" chart:class="chart:area">
            <chart:data-point chart:repeated="24"/>
          </chart:series>
          <chart:series chart:style-name="ch11" chart:values-cell-range-address="Hoja1.B3:Hoja1.Y3" chart:label-cell-address="Hoja1.A3:Hoja1.A3" chart:class="chart:area">
            <chart:data-point chart:repeated="24"/>
          </chart:series>
          <chart:series chart:style-name="ch12" chart:values-cell-range-address="Hoja1.B4:Hoja1.Y4" chart:label-cell-address="Hoja1.A4:Hoja1.A4" chart:class="chart:area">
            <chart:data-point chart:repeated="24"/>
          </chart:series>
          <chart:series chart:style-name="ch13" chart:values-cell-range-address="Hoja1.B5:Hoja1.Y5" chart:label-cell-address="Hoja1.A5:Hoja1.A5" chart:class="chart:area">
            <chart:data-point chart:repeated="24"/>
          </chart:series>
          <chart:series chart:style-name="ch14" chart:values-cell-range-address="Hoja1.B6:Hoja1.Y6" chart:label-cell-address="Hoja1.A6:Hoja1.A6" chart:class="chart:area">
            <chart:data-point chart:repeated="24"/>
          </chart:series>
          <chart:series chart:style-name="ch15" chart:values-cell-range-address="Hoja1.B7:Hoja1.Y7" chart:label-cell-address="Hoja1.A7:Hoja1.A7" chart:class="chart:area">
            <chart:data-point chart:repeated="24"/>
          </chart:series>
          <chart:series chart:style-name="ch16" chart:values-cell-range-address="Hoja1.B8:Hoja1.Y8" chart:label-cell-address="Hoja1.A8:Hoja1.A8" chart:class="chart:area">
            <chart:data-point chart:repeated="24"/>
          </chart:series>
          <chart:series chart:style-name="ch17" chart:values-cell-range-address="Hoja1.B9:Hoja1.Y9" chart:label-cell-address="Hoja1.A9:Hoja1.A9" chart:class="chart:area">
            <chart:data-point chart:repeated="24"/>
          </chart:series>
          <chart:series chart:style-name="ch18" chart:values-cell-range-address="Hoja1.B10:Hoja1.Y10" chart:label-cell-address="Hoja1.A10:Hoja1.A10" chart:class="chart:area">
            <chart:data-point chart:repeated="24"/>
          </chart:series>
          <chart:series chart:style-name="ch19" chart:values-cell-range-address="Hoja1.B11:Hoja1.Y11" chart:label-cell-address="Hoja1.A11:Hoja1.A11" chart:class="chart:area">
            <chart:data-point chart:repeated="2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15 Marzo</text:p>
                <draw:g>
                  <svg:desc>Hoja1.B1:Hoja1.Y1</svg:desc>
                </draw:g>
              </table:table-cell>
              <table:table-cell office:value-type="string">
                <text:p>2/15 Marzo</text:p>
              </table:table-cell>
              <table:table-cell office:value-type="string">
                <text:p>1/15 Abril</text:p>
              </table:table-cell>
              <table:table-cell office:value-type="string">
                <text:p>2/15 Abril</text:p>
              </table:table-cell>
              <table:table-cell office:value-type="string">
                <text:p>1/15 Mayo</text:p>
              </table:table-cell>
              <table:table-cell office:value-type="string">
                <text:p>2/15 Mayo</text:p>
              </table:table-cell>
              <table:table-cell office:value-type="string">
                <text:p>1/15 Junio</text:p>
              </table:table-cell>
              <table:table-cell office:value-type="string">
                <text:p>2/15 Junio</text:p>
              </table:table-cell>
              <table:table-cell office:value-type="string">
                <text:p>1/15 Julio</text:p>
              </table:table-cell>
              <table:table-cell office:value-type="string">
                <text:p>2/15 Julio</text:p>
              </table:table-cell>
              <table:table-cell office:value-type="string">
                <text:p>1/15 Agosto</text:p>
              </table:table-cell>
              <table:table-cell office:value-type="string">
                <text:p>2/15 Agosto</text:p>
              </table:table-cell>
              <table:table-cell office:value-type="string">
                <text:p>1/15 Septiembre</text:p>
              </table:table-cell>
              <table:table-cell office:value-type="string">
                <text:p>2/15 Septiembre</text:p>
              </table:table-cell>
              <table:table-cell office:value-type="string">
                <text:p>1/15 Octubre</text:p>
              </table:table-cell>
              <table:table-cell office:value-type="string">
                <text:p>2/15 Octubre</text:p>
              </table:table-cell>
              <table:table-cell office:value-type="string">
                <text:p>1/15 Noviembre</text:p>
              </table:table-cell>
              <table:table-cell office:value-type="string">
                <text:p>2/15 Noviembre</text:p>
              </table:table-cell>
              <table:table-cell office:value-type="string">
                <text:p>1/15 Diciembre</text:p>
              </table:table-cell>
              <table:table-cell office:value-type="string">
                <text:p>2/15 Diciembre</text:p>
              </table:table-cell>
              <table:table-cell office:value-type="string">
                <text:p>1/15 Enero</text:p>
              </table:table-cell>
              <table:table-cell office:value-type="string">
                <text:p>2/15 Enero</text:p>
              </table:table-cell>
              <table:table-cell office:value-type="string">
                <text:p>1/15 Febrero</text:p>
              </table:table-cell>
              <table:table-cell office:value-type="string">
                <text:p>2/15 Febrero</text:p>
              </table:table-cell>
            </table:table-row>
          </table:table-header-rows>
          <table:table-rows>
            <table:table-row>
              <table:table-cell office:value-type="string">
                <text:p>9
(5 días cargados)</text:p>
                <draw:g>
                  <svg:desc>Hoja1.A2:Hoja1.A2</svg:desc>
                </draw:g>
              </table:table-cell>
              <table:table-cell office:value-type="float" office:value="NaN">
                <text:p>NaN</text:p>
                <draw:g>
                  <svg:desc>Hoja1.B2:Hoja1.Y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
(4 días cargados)</text:p>
                <draw:g>
                  <svg:desc>Hoja1.A3:Hoja1.A3</svg:desc>
                </draw:g>
              </table:table-cell>
              <table:table-cell office:value-type="float" office:value="8">
                <text:p>8</text:p>
                <draw:g>
                  <svg:desc>Hoja1.B3:Hoja1.Y3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
(3 días cargados)</text:p>
                <draw:g>
                  <svg:desc>Hoja1.A4:Hoja1.A4</svg:desc>
                </draw:g>
              </table:table-cell>
              <table:table-cell office:value-type="float" office:value="NaN">
                <text:p>NaN</text:p>
                <draw:g>
                  <svg:desc>Hoja1.B4:Hoja1.Y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
(3 días cargados)</text:p>
                <draw:g>
                  <svg:desc>Hoja1.A5:Hoja1.A5</svg:desc>
                </draw:g>
              </table:table-cell>
              <table:table-cell office:value-type="float" office:value="NaN">
                <text:p>NaN</text:p>
                <draw:g>
                  <svg:desc>Hoja1.B5:Hoja1.Y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
(3 días moderados)</text:p>
                <draw:g>
                  <svg:desc>Hoja1.A6:Hoja1.A6</svg:desc>
                </draw:g>
              </table:table-cell>
              <table:table-cell office:value-type="float" office:value="NaN">
                <text:p>NaN</text:p>
                <draw:g>
                  <svg:desc>Hoja1.B6:Hoja1.Y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
(3 días de media complejidad)</text:p>
                <draw:g>
                  <svg:desc>Hoja1.A7:Hoja1.A7</svg:desc>
                </draw:g>
              </table:table-cell>
              <table:table-cell office:value-type="float" office:value="NaN">
                <text:p>NaN</text:p>
                <draw:g>
                  <svg:desc>Hoja1.B7:Hoja1.Y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
(3 días fáciles)</text:p>
                <draw:g>
                  <svg:desc>Hoja1.A8:Hoja1.A8</svg:desc>
                </draw:g>
              </table:table-cell>
              <table:table-cell office:value-type="float" office:value="NaN">
                <text:p>NaN</text:p>
                <draw:g>
                  <svg:desc>Hoja1.B8:Hoja1.Y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
(2 días moderados)</text:p>
                <draw:g>
                  <svg:desc>Hoja1.A9:Hoja1.A9</svg:desc>
                </draw:g>
              </table:table-cell>
              <table:table-cell office:value-type="float" office:value="NaN">
                <text:p>NaN</text:p>
                <draw:g>
                  <svg:desc>Hoja1.B9:Hoja1.Y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
(Un día moderado)</text:p>
                <draw:g>
                  <svg:desc>Hoja1.A10:Hoja1.A10</svg:desc>
                </draw:g>
              </table:table-cell>
              <table:table-cell office:value-type="float" office:value="NaN">
                <text:p>NaN</text:p>
                <draw:g>
                  <svg:desc>Hoja1.B10:Hoja1.Y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
(Cese de actividades)</text:p>
                <draw:g>
                  <svg:desc>Hoja1.A11:Hoja1.A11</svg:desc>
                </draw:g>
              </table:table-cell>
              <table:table-cell office:value-type="float" office:value="NaN">
                <text:p>NaN</text:p>
                <draw:g>
                  <svg:desc>Hoja1.B11:Hoja1.Y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right-angled-axes="tru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chart-properties chart:solid-type="cuboid"/>
      <style:graphic-properties draw:fill-color="#314004"/>
    </style:style>
    <style:style style:name="ch17" style:family="chart">
      <style:chart-properties chart:solid-type="cuboid"/>
      <style:graphic-properties draw:fill-color="#aecf00"/>
    </style:style>
    <style:style style:name="ch18" style:family="chart">
      <style:chart-properties chart:solid-type="cuboid"/>
      <style:graphic-properties draw:fill-color="#4b1f6f"/>
    </style:style>
    <style:style style:name="ch19" style:family="chart">
      <style:chart-properties chart:solid-type="cuboid"/>
      <style:graphic-properties draw:fill-color="#ff950e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755cm" svg:y="0.316cm" chart:style-name="ch2">
          <text:p>Cantidad de quincenas por nivel</text:p>
        </chart:title>
        <chart:subtitle svg:x="1.778cm" svg:y="1.275cm" chart:style-name="ch3">
          <text:p>Este grafico de torta evalua la cantidad de intensidades consumidas, en proporción al tiempo.</text:p>
        </chart:subtitle>
        <chart:legend chart:legend-position="end" svg:x="5.825cm" svg:y="2.996cm" style:legend-expansion="custom" svg:width="8.657cm" svg:height="4.575cm" style:legend-expansion-aspect-ratio="1.89224043715847" chart:style-name="ch4"/>
        <chart:plot-area chart:style-name="ch5" table:cell-range-address="Hoja1.A13:Hoja1.B23" chart:data-source-has-labels="both" svg:x="0.657cm" svg:y="3.488cm" svg:width="4.494cm" svg:height="2.696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657cm" svg:y="2.835cm" svg:width="4.494cm" svg:height="4.002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:categories table:cell-range-address="Hoja1.A14:Hoja1.A23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7"/>
          <chart:series chart:style-name="ch9" chart:values-cell-range-address="Hoja1.B14:Hoja1.B23" chart:label-cell-address="Hoja1.B13:Hoja1.B13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Hoja1.B13:Hoja1.B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
(Cese de actividades)</text:p>
                <draw:g>
                  <svg:desc>Hoja1.A14:Hoja1.A23</svg:desc>
                </draw:g>
              </table:table-cell>
              <table:table-cell office:value-type="float" office:value="3">
                <text:p>3</text:p>
                <draw:g>
                  <svg:desc>Hoja1.B14:Hoja1.B23</svg:desc>
                </draw:g>
              </table:table-cell>
            </table:table-row>
            <table:table-row>
              <table:table-cell office:value-type="string">
                <text:p>1
(Un día moderado)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
(2 días moderados)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
(3 días fáciles)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
(3 días de media complejidad)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
(3 días moderados)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
(3 días cargados)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
(3 días cargados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
(4 días cargados)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
(5 días cargados)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